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ashed_20__28_var_29_" svg:stroke-color="#000000" draw:fill="none" draw:fill-color="#ffffff" fo:min-height="1.423cm"/>
    </style:style>
    <style:style style:name="gr2" style:family="graphic" style:parent-style-name="standard">
      <style:graphic-properties draw:stroke-dash="Fine_20_Dashed_20__28_var_29_" draw:fill="solid" draw:fill-color="#aecf00" draw:textarea-vertical-align="middle" draw:shadow="visible"/>
    </style:style>
    <style:style style:name="gr3" style:family="graphic" style:parent-style-name="standard">
      <style:graphic-properties draw:stroke-dash="Dashed_20__28_var_29_" draw:textarea-vertical-align="middle" draw:shadow="hidden"/>
    </style:style>
    <style:style style:name="gr4" style:family="graphic" style:parent-style-name="standard">
      <style:graphic-properties draw:stroke-dash="Fine_20_Dashed_20__28_var_29_" draw:fill="solid" draw:fill-color="#aecf00" draw:textarea-vertical-align="middle"/>
    </style:style>
    <style:style style:name="gr5" style:family="graphic" style:parent-style-name="standard">
      <style:graphic-properties draw:fill="solid" draw:fill-color="#ffcc99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-dash="Dashed_20__28_var_29_" draw:fill="solid" draw:fill-color="#9999ff" draw:textarea-vertical-align="middle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74cm"/>
    </style:style>
    <style:style style:name="gr10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.556cm" fo:min-width="2.474cm"/>
    </style:style>
    <style:style style:name="gr11" style:family="graphic" style:parent-style-name="objectwithoutfill">
      <style:graphic-properties draw:stroke-dash="Fine_20_Dashed_20__28_var_29_"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false" fo:min-height="0.85cm" fo:min-width="0cm"/>
    </style:style>
    <style:style style:name="gr13" style:family="graphic" style:parent-style-name="objectwithoutfill">
      <style:graphic-properties draw:stroke="dash" draw:stroke-dash="Line_20_Style_20_9" draw:fill="none" draw:textarea-vertical-align="middle" draw:shadow="hidden"/>
    </style:style>
    <style:style style:name="gr14" style:family="graphic" style:parent-style-name="standard">
      <style:graphic-properties draw:stroke="none" draw:stroke-dash="Line_20_Style_20_9" svg:stroke-color="#000000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4.3cm" svg:height="1.673cm" svg:x="2.5cm" svg:y="4.7cm">
          <draw:text-box>
            <text:p>Jackouter driver</text:p>
          </draw:text-box>
        </draw:frame>
        <draw:rect draw:style-name="gr2" draw:text-style-name="P1" draw:layer="layout" svg:width="6.1cm" svg:height="1.6cm" svg:x="2.7cm" svg:y="4.6cm">
          <text:p text:style-name="P1">JackRouter driver</text:p>
        </draw:rect>
        <draw:rect draw:style-name="gr3" draw:text-style-name="P1" xml:id="id3" draw:id="id3" draw:layer="layout" svg:width="5.1cm" svg:height="1.6cm" svg:x="13.2cm" svg:y="4.6cm">
          <text:p text:style-name="P1">JACK server</text:p>
          <text:p text:style-name="P1">Input</text:p>
        </draw:rect>
        <draw:ellipse draw:style-name="gr4" draw:text-style-name="P1" xml:id="id7" draw:id="id7" draw:layer="layout" svg:width="2.8cm" svg:height="2cm" svg:x="4cm" svg:y="9.7cm">
          <text:p text:style-name="P1">A</text:p>
        </draw:ellipse>
        <draw:ellipse draw:style-name="gr4" draw:text-style-name="P1" xml:id="id1" draw:id="id1" draw:layer="layout" svg:width="2.8cm" svg:height="2cm" svg:x="4cm" svg:y="14.1cm">
          <text:p text:style-name="P1">B</text:p>
        </draw:ellipse>
        <draw:ellipse draw:style-name="gr5" draw:text-style-name="P1" xml:id="id5" draw:id="id5" draw:layer="layout" svg:width="2.8cm" svg:height="2cm" svg:x="8.3cm" svg:y="21.4cm">
          <text:p text:style-name="P1">C</text:p>
        </draw:ellipse>
        <draw:connector draw:style-name="gr6" draw:text-style-name="P1" draw:layer="layout" draw:type="curve" svg:x1="5.4cm" svg:y1="16.1cm" svg:x2="9.577cm" svg:y2="19.1cm" draw:start-shape="id1" draw:start-glue-point="2" draw:end-shape="id2" draw:end-glue-point="0" svg:d="M5400 16100c0 2251 4177 752 4177 3000">
          <text:p/>
        </draw:connector>
        <draw:connector draw:style-name="gr6" draw:text-style-name="P1" draw:layer="layout" draw:type="curve" svg:x1="15.75cm" svg:y1="6.2cm" svg:x2="5.487cm" svg:y2="7.294cm" draw:start-shape="id3" draw:start-glue-point="2" draw:end-shape="id4" svg:d="M15750 6200c0 822-10263 275-10263 1094">
          <text:p/>
        </draw:connector>
        <draw:rect draw:style-name="gr7" draw:text-style-name="P1" draw:layer="layout" svg:width="5.1cm" svg:height="1.6cm" svg:x="13.2cm" svg:y="4.6cm">
          <text:p text:style-name="P1">JACK server</text:p>
          <text:p text:style-name="P1">Input</text:p>
        </draw:rect>
        <draw:rect draw:style-name="gr7" draw:text-style-name="P1" xml:id="id6" draw:id="id6" draw:layer="layout" svg:width="5.1cm" svg:height="1.6cm" svg:x="13.327cm" svg:y="8.7cm">
          <text:p text:style-name="P1">JACK server</text:p>
          <text:p text:style-name="P1">Output</text:p>
        </draw:rect>
        <draw:connector draw:style-name="gr6" draw:text-style-name="P1" draw:layer="layout" draw:type="curve" svg:x1="9.7cm" svg:y1="23.4cm" svg:x2="15.877cm" svg:y2="10.3cm" draw:start-shape="id5" draw:start-glue-point="2" draw:end-shape="id6" draw:end-glue-point="2" svg:d="M9700 23400c0 751 6177 7301 6177-13100">
          <text:p/>
        </draw:connector>
        <draw:frame draw:style-name="gr8" draw:text-style-name="P2" draw:layer="layout" svg:width="4.21cm" svg:height="1.1cm" svg:x="3.9cm" svg:y="21.9cm">
          <draw:text-box>
            <text:p><text:span text:style-name="T1">libjack RT thread</text:span></text:p>
          </draw:text-box>
        </draw:frame>
        <draw:frame draw:style-name="gr9" draw:text-style-name="P2" xml:id="id2" draw:id="id2" draw:layer="layout" svg:width="2.974cm" svg:height="0.806cm" svg:x="8.09cm" svg:y="19.1cm">
          <draw:text-box>
            <text:p><text:span text:style-name="T1">semaphore</text:span></text:p>
          </draw:text-box>
        </draw:frame>
        <draw:frame draw:style-name="gr10" draw:text-style-name="P2" xml:id="id4" draw:id="id4" draw:layer="layout" svg:width="2.974cm" svg:height="0.806cm" svg:x="4cm" svg:y="7.294cm">
          <draw:text-box>
            <text:p><text:span text:style-name="T1">semaphore</text:span></text:p>
          </draw:text-box>
        </draw:frame>
        <draw:frame draw:style-name="gr10" draw:text-style-name="P2" xml:id="id8" draw:id="id8" draw:layer="layout" svg:width="2.974cm" svg:height="0.806cm" svg:x="3.9cm" svg:y="12.8cm">
          <draw:text-box>
            <text:p><text:span text:style-name="T1">semaphore</text:span></text:p>
          </draw:text-box>
        </draw:frame>
        <draw:connector draw:style-name="gr11" draw:text-style-name="P1" draw:layer="layout" draw:type="curve" svg:x1="5.4cm" svg:y1="11.7cm" svg:x2="5.387cm" svg:y2="12.8cm" draw:start-shape="id7" draw:start-glue-point="2" draw:end-shape="id8" draw:end-glue-point="0" svg:d="M5400 11700c0 826-13 277-13 1100">
          <text:p/>
        </draw:connector>
        <draw:connector draw:style-name="gr11" draw:text-style-name="P1" draw:layer="layout" draw:type="lines" svg:x1="5.387cm" svg:y1="13.606cm" svg:x2="5.4cm" svg:y2="14.1cm" draw:start-shape="id8" draw:start-glue-point="2" draw:end-shape="id1" svg:d="M5387 13606v500l13-507v501">
          <text:p/>
        </draw:connector>
        <draw:connector draw:style-name="gr11" draw:text-style-name="P1" draw:layer="layout" draw:type="curve" svg:x1="5.487cm" svg:y1="8.1cm" svg:x2="5.4cm" svg:y2="9.7cm" draw:start-shape="id4" draw:start-glue-point="2" draw:end-shape="id7" draw:end-glue-point="0" svg:d="M5487 8100c0 1200-87 400-87 1600">
          <text:p/>
        </draw:connector>
        <draw:frame draw:style-name="gr12" draw:text-style-name="P2" draw:layer="layout" svg:width="4.21cm" svg:height="1.1cm" svg:x="6.89cm" svg:y="10.3cm">
          <draw:text-box>
            <text:p><text:span text:style-name="T1">HAL RT thread</text:span></text:p>
          </draw:text-box>
        </draw:frame>
        <draw:connector draw:style-name="gr6" draw:text-style-name="P1" draw:layer="layout" draw:type="curve" svg:x1="9.577cm" svg:y1="19.906cm" svg:x2="9.7cm" svg:y2="21.4cm" draw:start-shape="id2" draw:end-shape="id5" draw:end-glue-point="0" svg:d="M9577 19906c0 1120 123 374 123 1494">
          <text:p/>
        </draw:connector>
        <draw:frame draw:style-name="gr12" draw:text-style-name="P2" draw:layer="layout" svg:width="4.21cm" svg:height="1.1cm" svg:x="6.8cm" svg:y="14.7cm">
          <draw:text-box>
            <text:p><text:span text:style-name="T1">HAL RT thread</text:span></text:p>
          </draw:text-box>
        </draw:frame>
        <draw:frame draw:style-name="gr12" draw:text-style-name="P3" draw:layer="layout" svg:width="4cm" svg:height="1.115cm" svg:x="6.9cm" svg:y="11.1cm">
          <draw:text-box>
            <text:p text:style-name="P3"><text:span text:style-name="T2">jack_cycle_wait</text:span></text:p>
            <text:p text:style-name="P3"><text:span text:style-name="T2">jack_client_signa</text:span>l</text:p>
          </draw:text-box>
        </draw:frame>
        <draw:line draw:style-name="gr13" draw:text-style-name="P1" draw:layer="layout" svg:x1="1.4cm" svg:y1="3.6cm" svg:x2="1.4cm" svg:y2="16.8cm">
          <text:p/>
        </draw:line>
        <draw:line draw:style-name="gr13" draw:text-style-name="P1" draw:layer="layout" svg:x1="1.4cm" svg:y1="3.7cm" svg:x2="10.9cm" svg:y2="3.7cm">
          <text:p/>
        </draw:line>
        <draw:line draw:style-name="gr13" draw:text-style-name="P1" draw:layer="layout" svg:x1="1.5cm" svg:y1="16.8cm" svg:x2="10.9cm" svg:y2="16.8cm">
          <text:p/>
        </draw:line>
        <draw:line draw:style-name="gr13" draw:text-style-name="P1" draw:layer="layout" svg:x1="10.9cm" svg:y1="3.6cm" svg:x2="10.9cm" svg:y2="16.8cm">
          <text:p/>
        </draw:line>
        <draw:line draw:style-name="gr13" draw:text-style-name="P1" draw:layer="layout" svg:x1="12.2cm" svg:y1="11.1cm" svg:x2="19.7cm" svg:y2="11.1cm">
          <text:p/>
        </draw:line>
        <draw:line draw:style-name="gr13" draw:text-style-name="P1" draw:layer="layout" svg:x1="12cm" svg:y1="3.8cm" svg:x2="19.5cm" svg:y2="3.8cm">
          <text:p/>
        </draw:line>
        <draw:line draw:style-name="gr13" draw:text-style-name="P1" draw:layer="layout" svg:x1="12.1cm" svg:y1="3.8cm" svg:x2="12.1cm" svg:y2="11.1cm">
          <text:p/>
        </draw:line>
        <draw:line draw:style-name="gr13" draw:text-style-name="P1" draw:layer="layout" svg:x1="19.6cm" svg:y1="3.8cm" svg:x2="19.6cm" svg:y2="11.1cm">
          <text:p/>
        </draw:line>
        <draw:frame draw:style-name="gr14" draw:text-style-name="P4" draw:layer="layout" svg:width="9.917cm" svg:height="1.195cm" svg:x="5.183cm" svg:y="1.605cm">
          <draw:text-box>
            <text:p text:style-name="P4">Graph activation mod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éphane Letz</meta:initial-creator>
    <meta:creation-date>2020-10-03T23:43:00</meta:creation-date>
    <dc:date>2020-10-04T00:07:32</dc:date>
    <dc:creator>Stéphane Letz</dc:creator>
    <meta:editing-duration>PT23M10S</meta:editing-duration>
    <meta:editing-cycles>15</meta:editing-cycles>
    <meta:generator>OpenOffice/4.1.7$Unix OpenOffice.org_project/417m1$Build-9800</meta:generator>
    <meta:printed-by>Stéphane Letz</meta:printed-by>
    <meta:print-date>2020-10-03T23:57:54</meta:print-date>
    <meta:document-statistic meta:object-count="31"/>
  </office:meta>
</office:document-meta>
</file>